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66" draw:textarea-horizontal-align="justify" draw:textarea-vertical-align="middle" draw:auto-grow-height="false" fo:min-height="0.74cm" fo:min-width="0.844cm"/>
    </style:style>
    <style:style style:name="gr2" style:family="graphic" style:parent-style-name="standard">
      <style:graphic-properties draw:fill-color="#99ff66" draw:textarea-horizontal-align="justify" draw:textarea-vertical-align="middle" draw:auto-grow-height="false" fo:min-height="0.74cm" fo:min-width="0.844cm"/>
    </style:style>
    <style:style style:name="gr3" style:family="graphic" style:parent-style-name="standard">
      <style:graphic-properties draw:fill-color="#6666ff" draw:textarea-horizontal-align="justify" draw:textarea-vertical-align="middle" draw:auto-grow-height="false" fo:min-height="0.74cm" fo:min-width="0.84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74cm" fo:min-width="0.844cm"/>
    </style:style>
    <style:style style:name="gr6" style:family="graphic" style:parent-style-name="standard">
      <style:graphic-properties svg:stroke-color="#ff3333" draw:fill-color="#ff3333" draw:textarea-horizontal-align="justify" draw:textarea-vertical-align="middle" draw:auto-grow-height="false" fo:min-height="0.74cm" fo:min-width="0.844cm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9" style:family="graphic" style:parent-style-name="Výchozí_5f_1">
      <style:graphic-properties draw:fill-color="#99ff66" draw:textarea-horizontal-align="justify" draw:textarea-vertical-align="middle" draw:auto-grow-height="false" fo:min-height="0.246cm" fo:min-width="0.208cm"/>
    </style:style>
    <style:style style:name="gr10" style:family="graphic" style:parent-style-name="Výchozí_5f_1">
      <style:graphic-properties draw:fill-color="#ff3333" draw:textarea-horizontal-align="justify" draw:textarea-vertical-align="middle" draw:auto-grow-height="false" fo:min-height="0.246cm" fo:min-width="0.208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66"/>
      <style:paragraph-properties fo:text-align="center"/>
      <style:text-properties fo:font-size="10pt" fo:font-weight="bold" style:font-size-asian="18pt" style:font-size-complex="18pt"/>
    </style:style>
    <style:style style:name="P3" style:family="paragraph">
      <loext:graphic-properties draw:fill-color="#99ff66"/>
      <style:paragraph-properties fo:text-align="center"/>
      <style:text-properties fo:font-size="10pt" fo:font-weight="bold" style:font-size-asian="18pt" style:font-size-complex="18pt"/>
    </style:style>
    <style:style style:name="P4" style:family="paragraph">
      <loext:graphic-properties draw:fill-color="#6666ff"/>
      <style:paragraph-properties fo:text-align="center"/>
      <style:text-properties fo:color="#ffffff" fo:font-size="10pt" fo:font-weight="bold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3333"/>
      <style:paragraph-properties fo:text-align="center"/>
      <style:text-properties fo:color="#ffffff" fo:font-size="10pt" fo:font-weight="bold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font-size="10pt" fo:font-weight="bold" style:font-size-asian="18pt" style:font-size-complex="18pt"/>
    </style:style>
    <style:style style:name="P8" style:family="paragraph">
      <loext:graphic-properties draw:fill-color="#ff3333"/>
      <style:paragraph-properties fo:text-align="center"/>
      <style:text-properties fo:color="#ffffff" style:text-position="0% 100%" fo:font-size="10pt" fo:font-weight="bold" fo:background-color="transparent" style:font-size-asian="18pt" style:font-size-complex="18pt"/>
    </style:style>
    <style:style style:name="T1" style:family="text">
      <style:text-properties fo:font-size="10pt" fo:font-weight="bold" style:font-size-asian="18pt" style:font-size-complex="18pt"/>
    </style:style>
    <style:style style:name="T2" style:family="text">
      <style:text-properties fo:color="#ffffff" fo:font-size="10pt" fo:font-weight="bold" style:font-size-asian="18pt" style:font-size-complex="18pt"/>
    </style:style>
    <style:style style:name="T3" style:family="text">
      <style:text-properties fo:color="#ffffff" fo:font-size="10pt" fo:font-weight="bold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xml:id="id1" draw:id="id1" draw:layer="layout" svg:width="1.9cm" svg:height="1.4cm" svg:x="1.6cm" svg:y="1.7cm">
          <text:p text:style-name="P1"><text:span text:style-name="T1">B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9cm" svg:height="1.4cm" svg:x="1.601cm" svg:y="6.101cm">
          <text:p text:style-name="P1"><text:span text:style-name="T1">ACT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9cm" svg:height="1.4cm" svg:x="1.601cm" svg:y="3.901cm">
          <text:p text:style-name="P1"><text:span text:style-name="T1">TAC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1.9cm" svg:height="1.4cm" svg:x="1.602cm" svg:y="8.302cm">
          <text:p text:style-name="P1"><text:span text:style-name="T1">CT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9cm" svg:height="1.4cm" svg:x="1.603cm" svg:y="10.503cm">
          <text:p text:style-name="P1"><text:span text:style-name="T1">TG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9cm" svg:height="1.4cm" svg:x="1.603cm" svg:y="12.703cm">
          <text:p text:style-name="P1"><text:span text:style-name="T1">G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9cm" svg:height="1.4cm" svg:x="4.901cm" svg:y="1.701cm">
          <text:p text:style-name="P1"><text:span text:style-name="T1">TA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1.9cm" svg:height="1.4cm" svg:x="4.902cm" svg:y="6.102cm">
          <text:p text:style-name="P1"><text:span text:style-name="T1">TATAT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1" draw:id="id11" draw:layer="layout" svg:width="1.9cm" svg:height="1.4cm" svg:x="4.902cm" svg:y="3.902cm">
          <text:p text:style-name="P1"><text:span text:style-name="T1">A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9cm" svg:height="1.4cm" svg:x="4.903cm" svg:y="8.303cm">
          <text:p text:style-name="P1"><text:span text:style-name="T1">ATA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1.9cm" svg:height="1.4cm" svg:x="4.904cm" svg:y="10.504cm">
          <text:p text:style-name="P1"><text:span text:style-name="T2">TATGB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1" draw:start-glue-point="8" draw:end-shape="id2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2" draw:start-glue-point="8" draw:end-shape="id3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3" draw:start-glue-point="8" draw:end-shape="id4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4" draw:start-glue-point="8" draw:end-shape="id5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5" draw:start-glue-point="8" draw:end-shape="id6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6" draw:start-glue-point="10" draw:end-shape="id7" draw:end-glue-point="6" svg:d="M3503 13403c1050 0 351-11002 1398-11002" svg:viewBox="0 0 1399 11003">
          <text:p/>
        </draw:connector>
        <draw:connector draw:style-name="gr4" draw:text-style-name="P5" draw:layer="layout" draw:type="curve" svg:x1="5.853cm" svg:y1="9.703cm" svg:x2="5.854cm" svg:y2="10.504cm" draw:start-shape="id8" draw:start-glue-point="8" draw:end-shape="id9" draw:end-glue-point="4" svg:d="M5853 9703c0 601 1 201 1 801" svg:viewBox="0 0 2 802">
          <text:p/>
        </draw:connector>
        <draw:connector draw:style-name="gr4" draw:text-style-name="P5" draw:layer="layout" draw:type="curve" svg:x1="5.852cm" svg:y1="7.502cm" svg:x2="5.853cm" svg:y2="8.303cm" draw:start-shape="id10" draw:start-glue-point="8" draw:end-shape="id8" draw:end-glue-point="4" svg:d="M5852 7502c0 601 1 201 1 801" svg:viewBox="0 0 2 802">
          <text:p/>
        </draw:connector>
        <draw:connector draw:style-name="gr4" draw:text-style-name="P5" draw:layer="layout" draw:type="curve" svg:x1="5.851cm" svg:y1="3.101cm" svg:x2="5.852cm" svg:y2="3.902cm" draw:start-shape="id7" draw:start-glue-point="8" draw:end-shape="id11" draw:end-glue-point="4" svg:d="M5851 3101c0 601 1 201 1 801" svg:viewBox="0 0 2 802">
          <text:p/>
        </draw:connector>
        <draw:connector draw:style-name="gr4" draw:text-style-name="P5" draw:layer="layout" draw:type="curve" svg:x1="5.852cm" svg:y1="5.302cm" svg:x2="5.852cm" svg:y2="6.102cm" draw:start-shape="id11" draw:start-glue-point="8" draw:end-shape="id10" draw:end-glue-point="4" svg:d="M5852 5302v800" svg:viewBox="0 0 1 801">
          <text:p/>
        </draw:connector>
      </draw:page>
      <draw:page draw:name="page2" draw:style-name="dp1" draw:master-page-name="Výchozí">
        <draw:custom-shape draw:style-name="gr1" draw:text-style-name="P2" xml:id="id12" draw:id="id12" draw:layer="layout" svg:width="1.9cm" svg:height="1.4cm" svg:x="1.6cm" svg:y="1.7cm">
          <text:p text:style-name="P1"><text:span text:style-name="T1">BT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4" draw:id="id14" draw:layer="layout" svg:width="1.9cm" svg:height="1.4cm" svg:x="1.601cm" svg:y="6.101cm">
          <text:p text:style-name="P1"><text:span text:style-name="T1">ACTG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3" draw:id="id13" draw:layer="layout" svg:width="1.9cm" svg:height="1.4cm" svg:x="1.601cm" svg:y="3.901cm">
          <text:p text:style-name="P1"><text:span text:style-name="T1">TACT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5" draw:id="id15" draw:layer="layout" svg:width="1.9cm" svg:height="1.4cm" svg:x="1.602cm" svg:y="8.302cm">
          <text:p text:style-name="P1"><text:span text:style-name="T1">CTG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6" draw:id="id16" draw:layer="layout" svg:width="1.9cm" svg:height="1.4cm" svg:x="1.603cm" svg:y="10.503cm">
          <text:p text:style-name="P1"><text:span text:style-name="T1">TGT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7" draw:id="id17" draw:layer="layout" svg:width="1.9cm" svg:height="1.4cm" svg:x="1.603cm" svg:y="12.703cm">
          <text:p text:style-name="P1"><text:span text:style-name="T1">GT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8" draw:id="id18" draw:layer="layout" svg:width="1.9cm" svg:height="1.4cm" svg:x="4.901cm" svg:y="1.701cm">
          <text:p text:style-name="P1"><text:span text:style-name="T1">TAT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1" draw:id="id21" draw:layer="layout" svg:width="1.9cm" svg:height="1.4cm" svg:x="4.902cm" svg:y="3.902cm">
          <text:p text:style-name="P1"><text:span text:style-name="T1">AT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9" draw:id="id19" draw:layer="layout" svg:width="1.9cm" svg:height="1.4cm" svg:x="4.903cm" svg:y="8.303cm">
          <text:p text:style-name="P1"><text:span text:style-name="T1">ATAT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0" draw:id="id20" draw:layer="layout" svg:width="1.9cm" svg:height="1.4cm" svg:x="4.904cm" svg:y="10.504cm">
          <text:p text:style-name="P1"><text:span text:style-name="T2">TATG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12" draw:start-glue-point="8" draw:end-shape="id13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13" draw:start-glue-point="8" draw:end-shape="id14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14" draw:start-glue-point="8" draw:end-shape="id15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15" draw:start-glue-point="8" draw:end-shape="id16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16" draw:start-glue-point="8" draw:end-shape="id17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17" draw:start-glue-point="10" draw:end-shape="id18" draw:end-glue-point="6" svg:d="M3503 13403c1050 0 351-11002 1398-11002" svg:viewBox="0 0 1399 11003">
          <text:p/>
        </draw:connector>
        <draw:connector draw:style-name="gr4" draw:text-style-name="P5" draw:layer="layout" draw:type="curve" svg:x1="5.853cm" svg:y1="9.703cm" svg:x2="5.854cm" svg:y2="10.504cm" draw:start-shape="id19" draw:start-glue-point="8" draw:end-shape="id20" draw:end-glue-point="4" svg:d="M5853 9703c0 601 1 201 1 801" svg:viewBox="0 0 2 802">
          <text:p/>
        </draw:connector>
        <draw:connector draw:style-name="gr4" draw:text-style-name="P5" draw:layer="layout" draw:type="curve" svg:x1="5.851cm" svg:y1="3.101cm" svg:x2="5.852cm" svg:y2="3.902cm" draw:start-shape="id18" draw:start-glue-point="8" draw:end-shape="id21" draw:end-glue-point="4" svg:d="M5851 3101c0 601 1 201 1 801" svg:viewBox="0 0 2 802">
          <text:p/>
        </draw:connector>
        <draw:connector draw:style-name="gr4" draw:text-style-name="P5" draw:layer="layout" draw:type="curve" svg:x1="5.18cm" svg:y1="4.107cm" svg:x2="5.179cm" svg:y2="2.896cm" draw:start-shape="id21" draw:start-glue-point="5" draw:end-shape="id18" draw:end-glue-point="7" svg:d="M5180 4107c0-907-1-302-1-1211" svg:viewBox="0 0 2 1212">
          <text:p/>
        </draw:connector>
        <draw:connector draw:style-name="gr4" draw:text-style-name="P5" draw:layer="layout" draw:type="curve" svg:x1="6.801cm" svg:y1="2.401cm" svg:x2="6.803cm" svg:y2="9.003cm" draw:start-shape="id18" draw:start-glue-point="10" draw:end-shape="id19" draw:end-glue-point="10" svg:d="M6801 2401c756 0 755 6602 2 6602" svg:viewBox="0 0 568 6603">
          <text:p/>
        </draw:connector>
      </draw:page>
      <draw:page draw:name="page3" draw:style-name="dp1" draw:master-page-name="Výchozí">
        <draw:custom-shape draw:style-name="gr1" draw:text-style-name="P2" xml:id="id22" draw:id="id22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4" draw:id="id24" draw:layer="layout" svg:width="1.9cm" svg:height="1.4cm" svg:x="1.601cm" svg:y="6.101cm">
          <text:p text:style-name="P1"><text:span text:style-name="T1">CCG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3" draw:id="id23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5" draw:id="id25" draw:layer="layout" svg:width="1.9cm" svg:height="1.4cm" svg:x="1.602cm" svg:y="8.302cm">
          <text:p text:style-name="P1"><text:span text:style-name="T1">CGT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6" draw:id="id26" draw:layer="layout" svg:width="1.9cm" svg:height="1.4cm" svg:x="1.603cm" svg:y="10.503cm">
          <text:p text:style-name="P1"><text:span text:style-name="T1">GTG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7" draw:id="id27" draw:layer="layout" svg:width="1.9cm" svg:height="1.4cm" svg:x="1.603cm" svg:y="12.703cm">
          <text:p text:style-name="P1"><text:span text:style-name="T1">TG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8" draw:id="id28" draw:layer="layout" svg:width="1.9cm" svg:height="1.4cm" svg:x="4.901cm" svg:y="1.701cm">
          <text:p text:style-name="P1"><text:span text:style-name="T1">G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9" draw:id="id29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5" draw:id="id35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22" draw:start-glue-point="8" draw:end-shape="id23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23" draw:start-glue-point="8" draw:end-shape="id24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24" draw:start-glue-point="8" draw:end-shape="id25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25" draw:start-glue-point="8" draw:end-shape="id26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26" draw:start-glue-point="8" draw:end-shape="id27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27" draw:start-glue-point="10" draw:end-shape="id28" draw:end-glue-point="6" svg:d="M3503 13403c1050 0 351-11002 1398-11002" svg:viewBox="0 0 1399 11003">
          <text:p/>
        </draw:connector>
        <draw:connector draw:style-name="gr4" draw:text-style-name="P5" draw:layer="layout" draw:type="curve" svg:x1="5.851cm" svg:y1="3.101cm" svg:x2="5.852cm" svg:y2="6.002cm" draw:start-shape="id28" draw:start-glue-point="8" draw:end-shape="id29" draw:end-glue-point="4" svg:d="M5851 3101c0 2176 1 726 1 2901" svg:viewBox="0 0 2 2902">
          <text:p/>
        </draw:connector>
        <draw:custom-shape draw:style-name="gr5" draw:text-style-name="P6" xml:id="id30" draw:id="id30" draw:layer="layout" svg:width="1.9cm" svg:height="1.4cm" svg:x="7.403cm" svg:y="7.303cm">
          <text:p text:style-name="P1"><text:span text:style-name="T2">CC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1" draw:id="id31" draw:layer="layout" svg:width="1.9cm" svg:height="1.4cm" svg:x="7.404cm" svg:y="10.504cm">
          <text:p text:style-name="P1"><text:span text:style-name="T2">CG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2" draw:id="id32" draw:layer="layout" svg:width="1.9cm" svg:height="1.4cm" svg:x="10.104cm" svg:y="7.404cm">
          <text:p text:style-name="P1"><text:span text:style-name="T2">GTA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layout" svg:width="1.9cm" svg:height="1.4cm" svg:x="10.102cm" svg:y="4.002cm">
          <text:p text:style-name="P1"><text:span text:style-name="T2">TA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4" draw:id="id34" draw:layer="layout" svg:width="1.9cm" svg:height="1.4cm" svg:x="7.203cm" svg:y="3.903cm">
          <text:p text:style-name="P1"><text:span text:style-name="T2">A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23cm" svg:y1="5.096cm" svg:x2="7.403cm" svg:y2="8.003cm" draw:start-shape="id23" draw:start-glue-point="9" draw:end-shape="id30" draw:end-glue-point="6" svg:d="M3223 5096c0 1938 1393 2907 4180 2907" svg:viewBox="0 0 4181 2908">
          <text:p/>
        </draw:connector>
        <draw:connector draw:style-name="gr7" draw:text-style-name="P5" draw:layer="layout" draw:type="curve" svg:x1="8.353cm" svg:y1="8.703cm" svg:x2="8.354cm" svg:y2="10.504cm" draw:start-shape="id30" draw:start-glue-point="8" draw:end-shape="id31" draw:end-glue-point="4" svg:d="M8353 8703c0 1351 1 451 1 1801" svg:viewBox="0 0 2 1802">
          <text:p/>
        </draw:connector>
        <draw:connector draw:style-name="gr7" draw:text-style-name="P5" draw:layer="layout" draw:type="curve" svg:x1="9.304cm" svg:y1="11.204cm" svg:x2="11.054cm" svg:y2="8.804cm" draw:start-shape="id31" draw:start-glue-point="10" draw:end-shape="id32" draw:end-glue-point="8" svg:d="M9304 11204c1167 0 1750-800 1750-2400" svg:viewBox="0 0 1751 2401">
          <text:p/>
        </draw:connector>
        <draw:connector draw:style-name="gr7" draw:text-style-name="P5" draw:layer="layout" draw:type="curve" svg:x1="11.054cm" svg:y1="7.404cm" svg:x2="11.052cm" svg:y2="5.402cm" draw:start-shape="id32" draw:end-shape="id33" draw:end-glue-point="8" svg:d="M11054 7404c0-1500-2-499-2-2002" svg:viewBox="0 0 3 2003">
          <text:p/>
        </draw:connector>
        <draw:connector draw:style-name="gr7" draw:text-style-name="P5" draw:layer="layout" draw:type="curve" svg:x1="11.052cm" svg:y1="4.002cm" svg:x2="8.153cm" svg:y2="3.903cm" draw:start-shape="id33" draw:start-glue-point="4" draw:end-shape="id34" draw:end-glue-point="4" svg:d="M11052 4002c0-900-2899-850-2899-99" svg:viewBox="0 0 2900 670">
          <text:p/>
        </draw:connector>
        <draw:connector draw:style-name="gr7" draw:text-style-name="P5" draw:layer="layout" draw:type="curve" svg:x1="8.153cm" svg:y1="5.303cm" svg:x2="6.802cm" svg:y2="6.702cm" draw:start-shape="id34" draw:start-glue-point="8" draw:end-shape="id29" draw:end-glue-point="10" svg:d="M8153 5303c0 933-450 1399-1351 1399" svg:viewBox="0 0 1352 1400">
          <text:p/>
        </draw:connector>
        <draw:connector draw:style-name="gr4" draw:text-style-name="P5" draw:layer="layout" draw:type="curve" svg:x1="5.852cm" svg:y1="7.402cm" svg:x2="5.854cm" svg:y2="10.504cm" draw:start-shape="id29" draw:start-glue-point="8" draw:end-shape="id35" draw:end-glue-point="4" svg:d="M5852 7402c0 2328 2 777 2 3102" svg:viewBox="0 0 3 3103">
          <text:p/>
        </draw:connector>
      </draw:page>
      <draw:page draw:name="page4" draw:style-name="dp1" draw:master-page-name="Výchozí">
        <draw:custom-shape draw:style-name="gr1" draw:text-style-name="P2" xml:id="id36" draw:id="id36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7" draw:id="id37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8" draw:id="id38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9" draw:id="id39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36" draw:start-glue-point="8" draw:end-shape="id37" draw:end-glue-point="4" svg:d="M2550 3100c0 601 1 201 1 801" svg:viewBox="0 0 2 802">
          <text:p/>
        </draw:connector>
        <draw:connector draw:style-name="gr8" draw:text-style-name="P7" draw:layer="layout" draw:type="curve" svg:x1="3.501cm" svg:y1="4.601cm" svg:x2="5.852cm" svg:y2="6.002cm" draw:start-shape="id37" draw:start-glue-point="10" draw:end-shape="id38" draw:end-glue-point="4" svg:d="M3501 4601c1568 0 2351 467 2351 1401" svg:viewBox="0 0 2352 1402">
          <text:p text:style-name="P1"><text:span text:style-name="T1">POS: 534547, </text:span></text:p>
          <text:p text:style-name="P1"><text:span text:style-name="T1">REF: G, </text:span></text:p>
          <text:p text:style-name="P1"><text:span text:style-name="T1">ALT: 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gr4" draw:text-style-name="P5" draw:layer="layout" draw:type="curve" svg:x1="5.852cm" svg:y1="7.402cm" svg:x2="5.854cm" svg:y2="10.504cm" draw:start-shape="id38" draw:start-glue-point="8" draw:end-shape="id39" draw:end-glue-point="4" svg:d="M5852 7402c0 2328 2 777 2 3102" svg:viewBox="0 0 3 3103">
          <text:p/>
        </draw:connector>
      </draw:page>
      <draw:page draw:name="page5" draw:style-name="dp1" draw:master-page-name="Výchozí">
        <draw:custom-shape draw:style-name="gr9" draw:text-style-name="P3" xml:id="id40" draw:id="id40" draw:layer="layout" svg:width="1cm" svg:height="0.7cm" svg:x="4.1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1" draw:id="id41" draw:layer="layout" svg:width="1cm" svg:height="0.7cm" svg:x="4.102cm" svg:y="3.6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2" draw:id="id42" draw:layer="layout" svg:width="1cm" svg:height="0.7cm" svg:x="4.102cm" svg:y="4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3" draw:id="id43" draw:layer="layout" svg:width="1cm" svg:height="0.7cm" svg:x="4.102cm" svg:y="5.90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4" draw:id="id44" draw:layer="layout" svg:width="1cm" svg:height="0.7cm" svg:x="4.102cm" svg:y="7.20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5" draw:id="id45" draw:layer="layout" svg:width="1cm" svg:height="0.7cm" svg:x="4.102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46" draw:id="id46" draw:layer="layout" svg:width="1cm" svg:height="0.7cm" svg:x="6cm" svg:y="5.9cm">
          <text:p text:style-name="P1"><text:span text:style-name="T2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4.601cm" svg:y1="3.001cm" svg:x2="4.602cm" svg:y2="3.602cm" draw:start-shape="id40" draw:start-glue-point="8" draw:end-shape="id41" draw:end-glue-point="4" svg:d="M4601 3001c0 451 1 151 1 601" svg:viewBox="0 0 2 602">
          <text:p/>
        </draw:connector>
        <draw:connector draw:style-name="gr11" draw:text-style-name="P5" draw:layer="layout" draw:type="curve" svg:x1="4.602cm" svg:y1="4.302cm" svg:x2="4.602cm" svg:y2="4.802cm" draw:start-shape="id41" draw:start-glue-point="8" draw:end-shape="id42" draw:end-glue-point="4" svg:d="M4602 4302v500" svg:viewBox="0 0 1 501">
          <text:p/>
        </draw:connector>
        <draw:connector draw:style-name="gr11" draw:text-style-name="P5" draw:layer="layout" draw:type="curve" svg:x1="4.602cm" svg:y1="5.502cm" svg:x2="4.602cm" svg:y2="5.902cm" draw:start-shape="id42" draw:start-glue-point="8" draw:end-shape="id43" draw:end-glue-point="4" svg:d="M4602 5502v400" svg:viewBox="0 0 1 401">
          <text:p/>
        </draw:connector>
        <draw:connector draw:style-name="gr11" draw:text-style-name="P5" draw:layer="layout" draw:type="curve" svg:x1="4.602cm" svg:y1="6.602cm" svg:x2="4.602cm" svg:y2="7.202cm" draw:start-shape="id43" draw:start-glue-point="8" draw:end-shape="id44" draw:end-glue-point="0" svg:d="M4602 6602v600" svg:viewBox="0 0 1 601">
          <text:p/>
        </draw:connector>
        <draw:connector draw:style-name="gr11" draw:text-style-name="P5" draw:layer="layout" draw:type="curve" svg:x1="4.602cm" svg:y1="7.902cm" svg:x2="4.602cm" svg:y2="8.302cm" draw:start-shape="id44" draw:start-glue-point="8" draw:end-shape="id45" draw:end-glue-point="4" svg:d="M4602 7902v400" svg:viewBox="0 0 1 401">
          <text:p/>
        </draw:connector>
        <draw:connector draw:style-name="gr11" draw:text-style-name="P5" draw:layer="layout" draw:type="curve" svg:x1="2.751cm" svg:y1="1.563cm" svg:x2="4.601cm" svg:y2="2.301cm" draw:end-shape="id40" draw:end-glue-point="4" svg:d="M2751 1563c0 178 1850-190 1850 738" svg:viewBox="0 0 1851 739">
          <text:p/>
        </draw:connector>
        <draw:connector draw:style-name="gr11" draw:text-style-name="P5" draw:layer="layout" draw:type="curve" svg:x1="4.602cm" svg:y1="9.002cm" svg:x2="4.389cm" svg:y2="9.501cm" draw:start-shape="id45" draw:start-glue-point="8" svg:d="M4602 9002c0 753-213 503-213 499" svg:viewBox="0 0 214 543">
          <text:p/>
        </draw:connector>
        <draw:custom-shape draw:style-name="gr10" draw:text-style-name="P6" xml:id="id47" draw:id="id47" draw:layer="layout" svg:width="1cm" svg:height="0.7cm" svg:x="6.001cm" svg:y="3.701cm">
          <text:p text:style-name="P1"><text:span text:style-name="T2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56" draw:id="id56" draw:layer="layout" svg:width="1cm" svg:height="0.7cm" svg:x="2.302cm" svg:y="5.902cm">
          <text:p text:style-name="P1"><text:span text:style-name="T3">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6.5cm" svg:y1="5.9cm" svg:x2="6.501cm" svg:y2="4.401cm" draw:start-shape="id46" draw:start-glue-point="4" draw:end-shape="id47" draw:end-glue-point="8" svg:d="M6500 5900c0-1123 1-374 1-1499" svg:viewBox="0 0 2 1500">
          <text:p/>
        </draw:connector>
        <draw:custom-shape draw:style-name="gr9" draw:text-style-name="P3" xml:id="id48" draw:id="id48" draw:layer="layout" svg:width="1cm" svg:height="0.7cm" svg:x="13.302cm" svg:y="2.3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9" draw:id="id49" draw:layer="layout" svg:width="1cm" svg:height="0.7cm" svg:x="13.303cm" svg:y="3.6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0" draw:id="id50" draw:layer="layout" svg:width="1cm" svg:height="0.7cm" svg:x="13.303cm" svg:y="4.80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1" draw:id="id51" draw:layer="layout" svg:width="1cm" svg:height="0.7cm" svg:x="13.303cm" svg:y="5.9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2" draw:id="id52" draw:layer="layout" svg:width="1cm" svg:height="0.7cm" svg:x="13.303cm" svg:y="7.20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3" draw:id="id53" draw:layer="layout" svg:width="1cm" svg:height="0.7cm" svg:x="13.303cm" svg:y="8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54" draw:id="id54" draw:layer="layout" svg:width="1cm" svg:height="0.7cm" svg:x="15.201cm" svg:y="5.901cm">
          <text:p text:style-name="P1"><text:span text:style-name="T2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3.802cm" svg:y1="3.002cm" svg:x2="13.803cm" svg:y2="3.603cm" draw:start-shape="id48" draw:start-glue-point="8" draw:end-shape="id49" draw:end-glue-point="4" svg:d="M13802 3002c0 451 1 151 1 601" svg:viewBox="0 0 2 602">
          <text:p/>
        </draw:connector>
        <draw:connector draw:style-name="gr11" draw:text-style-name="P5" draw:layer="layout" draw:type="curve" svg:x1="13.803cm" svg:y1="4.303cm" svg:x2="13.803cm" svg:y2="4.803cm" draw:start-shape="id49" draw:start-glue-point="8" draw:end-shape="id50" draw:end-glue-point="4" svg:d="M13803 4303v500" svg:viewBox="0 0 1 501">
          <text:p/>
        </draw:connector>
        <draw:connector draw:style-name="gr11" draw:text-style-name="P5" draw:layer="layout" draw:type="curve" svg:x1="13.803cm" svg:y1="5.503cm" svg:x2="13.803cm" svg:y2="5.903cm" draw:start-shape="id50" draw:start-glue-point="8" draw:end-shape="id51" draw:end-glue-point="4" svg:d="M13803 5503v400" svg:viewBox="0 0 1 401">
          <text:p/>
        </draw:connector>
        <draw:connector draw:style-name="gr11" draw:text-style-name="P5" draw:layer="layout" draw:type="curve" svg:x1="13.803cm" svg:y1="6.603cm" svg:x2="13.803cm" svg:y2="7.203cm" draw:start-shape="id51" draw:start-glue-point="8" draw:end-shape="id52" draw:end-glue-point="0" svg:d="M13803 6603v600" svg:viewBox="0 0 1 601">
          <text:p/>
        </draw:connector>
        <draw:connector draw:style-name="gr11" draw:text-style-name="P5" draw:layer="layout" draw:type="curve" svg:x1="13.803cm" svg:y1="7.903cm" svg:x2="13.803cm" svg:y2="8.303cm" draw:start-shape="id52" draw:start-glue-point="8" draw:end-shape="id53" draw:end-glue-point="4" svg:d="M13803 7903v400" svg:viewBox="0 0 1 401">
          <text:p/>
        </draw:connector>
        <draw:connector draw:style-name="gr11" draw:text-style-name="P5" draw:layer="layout" draw:type="curve" svg:x1="13.803cm" svg:y1="9.003cm" svg:x2="13.59cm" svg:y2="9.502cm" draw:start-shape="id53" draw:start-glue-point="8" svg:d="M13803 9003c0 753-213 503-213 499" svg:viewBox="0 0 214 543">
          <text:p/>
        </draw:connector>
        <draw:custom-shape draw:style-name="gr10" draw:text-style-name="P6" xml:id="id55" draw:id="id55" draw:layer="layout" svg:width="1cm" svg:height="0.7cm" svg:x="15.202cm" svg:y="3.702cm">
          <text:p text:style-name="P1"><text:span text:style-name="T2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57" draw:id="id57" draw:layer="layout" svg:width="1cm" svg:height="0.7cm" svg:x="11.503cm" svg:y="5.903cm">
          <text:p text:style-name="P1"><text:span text:style-name="T3">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5.701cm" svg:y1="5.901cm" svg:x2="15.702cm" svg:y2="4.402cm" draw:start-shape="id54" draw:start-glue-point="4" draw:end-shape="id55" draw:end-glue-point="8" svg:d="M15701 5901c0-1123 1-374 1-1499" svg:viewBox="0 0 2 1500">
          <text:p/>
        </draw:connector>
        <draw:line draw:style-name="gr12" draw:text-style-name="P5" draw:layer="layout" svg:x1="7.6cm" svg:y1="6.2cm" svg:x2="10.4cm" svg:y2="6.2cm">
          <text:p text:style-name="P1"><text:span text:style-name="T1">Optimalizace</text:span></text:p>
          <text:p text:style-name="P1"/>
        </draw:line>
        <draw:connector draw:style-name="gr4" draw:text-style-name="P5" draw:layer="layout" draw:type="curve" svg:x1="5.102cm" svg:y1="7.552cm" svg:x2="6.5cm" svg:y2="6.6cm" draw:start-shape="id44" draw:start-glue-point="10" draw:end-shape="id46" draw:end-glue-point="8" svg:d="M5102 7552c932 0 1398-317 1398-952" svg:viewBox="0 0 1399 953">
          <text:p/>
        </draw:connector>
        <draw:connector draw:style-name="gr4" draw:text-style-name="P5" draw:layer="layout" draw:type="curve" svg:x1="6.501cm" svg:y1="3.701cm" svg:x2="5.101cm" svg:y2="2.651cm" draw:start-shape="id47" draw:start-glue-point="4" draw:end-shape="id40" draw:end-glue-point="10" svg:d="M6501 3701c0-700-466-1050-1400-1050" svg:viewBox="0 0 1401 1051">
          <text:p/>
        </draw:connector>
        <draw:connector draw:style-name="gr4" draw:text-style-name="P5" draw:layer="layout" draw:type="curve" svg:x1="4.102cm" svg:y1="5.152cm" svg:x2="2.802cm" svg:y2="5.902cm" draw:start-shape="id42" draw:start-glue-point="6" draw:end-shape="id56" draw:end-glue-point="4" svg:d="M4102 5152c-867 0-1300 250-1300 750" svg:viewBox="0 0 1301 751">
          <text:p/>
        </draw:connector>
        <draw:connector draw:style-name="gr4" draw:text-style-name="P5" draw:layer="layout" draw:type="curve" svg:x1="2.802cm" svg:y1="6.602cm" svg:x2="4.102cm" svg:y2="8.652cm" draw:start-shape="id56" draw:start-glue-point="8" draw:end-shape="id45" draw:end-glue-point="6" svg:d="M2802 6602c0 1367 433 2050 1300 2050" svg:viewBox="0 0 1301 2051">
          <text:p/>
        </draw:connector>
        <draw:connector draw:style-name="gr4" draw:text-style-name="P5" draw:layer="layout" draw:type="curve" svg:x1="12.003cm" svg:y1="6.603cm" svg:x2="13.303cm" svg:y2="8.653cm" draw:start-shape="id57" draw:start-glue-point="8" draw:end-shape="id53" draw:end-glue-point="6" svg:d="M12003 6603c0 1367 433 2050 1300 2050" svg:viewBox="0 0 1301 2051">
          <text:p/>
        </draw:connector>
        <draw:connector draw:style-name="gr4" draw:text-style-name="P5" draw:layer="layout" draw:type="curve" svg:x1="14.303cm" svg:y1="7.553cm" svg:x2="15.701cm" svg:y2="6.601cm" draw:start-shape="id52" draw:start-glue-point="10" draw:end-shape="id54" draw:end-glue-point="8" svg:d="M14303 7553c932 0 1398-317 1398-952" svg:viewBox="0 0 1399 953">
          <text:p/>
        </draw:connector>
        <draw:connector draw:style-name="gr4" draw:text-style-name="P5" draw:layer="layout" draw:type="curve" svg:x1="15.202cm" svg:y1="4.052cm" svg:x2="12.003cm" svg:y2="5.903cm" draw:start-shape="id55" draw:start-glue-point="6" draw:end-shape="id57" draw:end-glue-point="4" svg:d="M15202 4052c-2133 0-3199 617-3199 1851" svg:viewBox="0 0 3200 1852">
          <text:p/>
        </draw:connector>
      </draw:page>
      <draw:page draw:name="page6" draw:style-name="dp1" draw:master-page-name="Výchozí">
        <draw:custom-shape draw:style-name="gr9" draw:text-style-name="P3" xml:id="id58" draw:id="id58" draw:layer="layout" svg:width="1cm" svg:height="0.7cm" svg:x="4.1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9" draw:id="id59" draw:layer="layout" svg:width="1cm" svg:height="0.7cm" svg:x="4.102cm" svg:y="3.6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0" draw:id="id60" draw:layer="layout" svg:width="1cm" svg:height="0.7cm" svg:x="4.102cm" svg:y="4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1" draw:id="id61" draw:layer="layout" svg:width="1cm" svg:height="0.7cm" svg:x="4.102cm" svg:y="5.90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2" draw:id="id62" draw:layer="layout" svg:width="1cm" svg:height="0.7cm" svg:x="4.102cm" svg:y="7.20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3" draw:id="id63" draw:layer="layout" svg:width="1cm" svg:height="0.7cm" svg:x="4.102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4.601cm" svg:y1="3.001cm" svg:x2="4.602cm" svg:y2="3.602cm" draw:start-shape="id58" draw:start-glue-point="8" draw:end-shape="id59" draw:end-glue-point="4" svg:d="M4601 3001c0 451 1 151 1 601" svg:viewBox="0 0 2 602">
          <text:p/>
        </draw:connector>
        <draw:connector draw:style-name="gr11" draw:text-style-name="P5" draw:layer="layout" draw:type="curve" svg:x1="4.602cm" svg:y1="4.302cm" svg:x2="4.602cm" svg:y2="4.802cm" draw:start-shape="id59" draw:start-glue-point="8" draw:end-shape="id60" draw:end-glue-point="4" svg:d="M4602 4302v500" svg:viewBox="0 0 1 501">
          <text:p/>
        </draw:connector>
        <draw:connector draw:style-name="gr11" draw:text-style-name="P5" draw:layer="layout" draw:type="curve" svg:x1="4.602cm" svg:y1="5.502cm" svg:x2="4.602cm" svg:y2="5.902cm" draw:start-shape="id60" draw:start-glue-point="8" draw:end-shape="id61" draw:end-glue-point="4" svg:d="M4602 5502v400" svg:viewBox="0 0 1 401">
          <text:p/>
        </draw:connector>
        <draw:connector draw:style-name="gr11" draw:text-style-name="P5" draw:layer="layout" draw:type="curve" svg:x1="4.602cm" svg:y1="6.602cm" svg:x2="4.602cm" svg:y2="7.202cm" draw:start-shape="id61" draw:start-glue-point="8" draw:end-shape="id62" draw:end-glue-point="0" svg:d="M4602 6602v600" svg:viewBox="0 0 1 601">
          <text:p/>
        </draw:connector>
        <draw:connector draw:style-name="gr11" draw:text-style-name="P5" draw:layer="layout" draw:type="curve" svg:x1="4.602cm" svg:y1="7.902cm" svg:x2="4.602cm" svg:y2="8.302cm" draw:start-shape="id62" draw:start-glue-point="8" draw:end-shape="id63" draw:end-glue-point="4" svg:d="M4602 7902v400" svg:viewBox="0 0 1 401">
          <text:p/>
        </draw:connector>
        <draw:connector draw:style-name="gr11" draw:text-style-name="P5" draw:layer="layout" draw:type="curve" svg:x1="2.751cm" svg:y1="1.563cm" svg:x2="4.601cm" svg:y2="2.301cm" draw:end-shape="id58" draw:end-glue-point="4" svg:d="M2751 1563c0 178 1850-190 1850 738" svg:viewBox="0 0 1851 739">
          <text:p/>
        </draw:connector>
        <draw:connector draw:style-name="gr11" draw:text-style-name="P5" draw:layer="layout" draw:type="curve" svg:x1="4.602cm" svg:y1="9.002cm" svg:x2="4.603cm" svg:y2="10.203cm" draw:start-shape="id63" draw:start-glue-point="8" draw:end-shape="id64" draw:end-glue-point="4" svg:d="M4602 9002c0 901 1 301 1 1201" svg:viewBox="0 0 2 1202">
          <text:p/>
        </draw:connector>
        <draw:line draw:style-name="gr12" draw:text-style-name="P5" draw:layer="layout" svg:x1="7.6cm" svg:y1="6.2cm" svg:x2="10.4cm" svg:y2="6.2cm">
          <text:p text:style-name="P1"><text:span text:style-name="T1">Pomocné vrcholy</text:span></text:p>
          <text:p text:style-name="P1"><text:span text:style-name="T1"/></text:p>
        </draw:line>
        <draw:connector draw:style-name="gr4" draw:text-style-name="P5" draw:layer="layout" draw:type="curve" svg:x1="5.102cm" svg:y1="8.652cm" svg:x2="5.101cm" svg:y2="2.651cm" draw:start-shape="id63" draw:start-glue-point="10" draw:end-shape="id58" draw:end-glue-point="10" svg:d="M5102 8652c753 0 753-6001-1-6001" svg:viewBox="0 0 567 6002">
          <text:p/>
        </draw:connector>
        <draw:connector draw:style-name="gr4" draw:text-style-name="P5" draw:layer="layout" draw:type="curve" svg:x1="4.102cm" svg:y1="3.952cm" svg:x2="4.102cm" svg:y2="6.252cm" draw:start-shape="id59" draw:start-glue-point="6" draw:end-shape="id61" draw:end-glue-point="6" svg:d="M4102 3952c-751 0-751 2300 0 2300" svg:viewBox="0 0 564 2301">
          <text:p/>
        </draw:connector>
        <draw:custom-shape draw:style-name="gr9" draw:text-style-name="P3" xml:id="id64" draw:id="id64" draw:layer="layout" svg:width="1cm" svg:height="0.7cm" svg:x="4.103cm" svg:y="10.203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4.102cm" svg:y1="7.552cm" svg:x2="4.103cm" svg:y2="10.553cm" draw:start-shape="id62" draw:start-glue-point="6" draw:end-shape="id64" draw:end-glue-point="6" svg:d="M4102 7552c-751 0-752 3001 1 3001" svg:viewBox="0 0 565 3002">
          <text:p/>
        </draw:connector>
        <draw:custom-shape draw:style-name="gr9" draw:text-style-name="P3" xml:id="id65" draw:id="id65" draw:layer="layout" svg:width="1cm" svg:height="0.7cm" svg:x="12.017cm" svg:y="2.3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6" draw:id="id66" draw:layer="layout" svg:width="1cm" svg:height="0.7cm" svg:x="12.018cm" svg:y="3.6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7" draw:id="id67" draw:layer="layout" svg:width="1cm" svg:height="0.7cm" svg:x="12.018cm" svg:y="4.80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8" draw:id="id68" draw:layer="layout" svg:width="1cm" svg:height="0.7cm" svg:x="12.018cm" svg:y="5.9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9" draw:id="id69" draw:layer="layout" svg:width="1cm" svg:height="0.7cm" svg:x="12.018cm" svg:y="7.20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70" draw:id="id70" draw:layer="layout" svg:width="1cm" svg:height="0.7cm" svg:x="12.018cm" svg:y="8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2.517cm" svg:y1="3.002cm" svg:x2="12.518cm" svg:y2="3.603cm" draw:start-shape="id65" draw:start-glue-point="8" draw:end-shape="id66" draw:end-glue-point="4" svg:d="M12517 3002c0 451 1 151 1 601" svg:viewBox="0 0 2 602">
          <text:p/>
        </draw:connector>
        <draw:connector draw:style-name="gr11" draw:text-style-name="P5" draw:layer="layout" draw:type="curve" svg:x1="12.518cm" svg:y1="4.303cm" svg:x2="12.518cm" svg:y2="4.803cm" draw:start-shape="id66" draw:start-glue-point="8" draw:end-shape="id67" draw:end-glue-point="4" svg:d="M12518 4303v500" svg:viewBox="0 0 1 501">
          <text:p/>
        </draw:connector>
        <draw:connector draw:style-name="gr11" draw:text-style-name="P5" draw:layer="layout" draw:type="curve" svg:x1="12.518cm" svg:y1="5.503cm" svg:x2="12.518cm" svg:y2="5.903cm" draw:start-shape="id67" draw:start-glue-point="8" draw:end-shape="id68" draw:end-glue-point="4" svg:d="M12518 5503v400" svg:viewBox="0 0 1 401">
          <text:p/>
        </draw:connector>
        <draw:connector draw:style-name="gr11" draw:text-style-name="P5" draw:layer="layout" draw:type="curve" svg:x1="12.518cm" svg:y1="6.603cm" svg:x2="12.518cm" svg:y2="7.203cm" draw:start-shape="id68" draw:start-glue-point="8" draw:end-shape="id69" draw:end-glue-point="0" svg:d="M12518 6603v600" svg:viewBox="0 0 1 601">
          <text:p/>
        </draw:connector>
        <draw:connector draw:style-name="gr11" draw:text-style-name="P5" draw:layer="layout" draw:type="curve" svg:x1="12.518cm" svg:y1="7.903cm" svg:x2="12.518cm" svg:y2="8.303cm" draw:start-shape="id69" draw:start-glue-point="8" draw:end-shape="id70" draw:end-glue-point="4" svg:d="M12518 7903v400" svg:viewBox="0 0 1 401">
          <text:p/>
        </draw:connector>
        <draw:connector draw:style-name="gr11" draw:text-style-name="P5" draw:layer="layout" draw:type="curve" svg:x1="10.667cm" svg:y1="1.564cm" svg:x2="12.517cm" svg:y2="2.302cm" draw:end-shape="id65" draw:end-glue-point="4" svg:d="M10667 1564c0 178 1850-190 1850 738" svg:viewBox="0 0 1851 739">
          <text:p/>
        </draw:connector>
        <draw:connector draw:style-name="gr11" draw:text-style-name="P5" draw:layer="layout" draw:type="curve" svg:x1="12.518cm" svg:y1="9.003cm" svg:x2="12.519cm" svg:y2="10.204cm" draw:start-shape="id70" draw:start-glue-point="8" draw:end-shape="id71" draw:end-glue-point="4" svg:d="M12518 9003c0 901 1 301 1 1201" svg:viewBox="0 0 2 1202">
          <text:p/>
        </draw:connector>
        <draw:connector draw:style-name="gr4" draw:text-style-name="P5" draw:layer="layout" draw:type="curve" svg:x1="13.018cm" svg:y1="8.653cm" svg:x2="14.105cm" svg:y2="5.805cm" draw:start-shape="id70" draw:start-glue-point="10" draw:end-shape="id72" draw:end-glue-point="8" svg:d="M13018 8653c725 0 1087-949 1087-2848" svg:viewBox="0 0 1088 2849">
          <text:p/>
        </draw:connector>
        <draw:connector draw:style-name="gr4" draw:text-style-name="P5" draw:layer="layout" draw:type="curve" svg:x1="12.018cm" svg:y1="3.953cm" svg:x2="11.004cm" svg:y2="4.604cm" draw:start-shape="id66" draw:start-glue-point="6" draw:end-shape="id73" draw:end-glue-point="0" svg:d="M12018 3953c-676 0-1014 217-1014 651" svg:viewBox="0 0 1015 652">
          <text:p/>
        </draw:connector>
        <draw:custom-shape draw:style-name="gr9" draw:text-style-name="P3" xml:id="id71" draw:id="id71" draw:layer="layout" svg:width="1cm" svg:height="0.7cm" svg:x="12.019cm" svg:y="10.20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2.018cm" svg:y1="7.553cm" svg:x2="11.005cm" svg:y2="8.505cm" draw:start-shape="id69" draw:start-glue-point="6" draw:end-shape="id74" draw:end-glue-point="4" svg:d="M12018 7553c-676 0-1013 317-1013 952" svg:viewBox="0 0 1014 953">
          <text:p/>
        </draw:connector>
        <draw:custom-shape draw:style-name="gr10" draw:text-style-name="P8" xml:id="id73" draw:id="id73" draw:layer="layout" svg:width="1cm" svg:height="0.7cm" svg:x="10.504cm" svg:y="4.604cm">
          <text:p text:style-name="P1"><text:span text:style-name="T3">H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4" draw:id="id74" draw:layer="layout" svg:width="1cm" svg:height="0.7cm" svg:x="10.505cm" svg:y="8.505cm">
          <text:p text:style-name="P1"><text:span text:style-name="T3">H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2" draw:id="id72" draw:layer="layout" svg:width="1cm" svg:height="0.7cm" svg:x="13.605cm" svg:y="5.105cm">
          <text:p text:style-name="P1"><text:span text:style-name="T3">H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4.105cm" svg:y1="5.105cm" svg:x2="13.017cm" svg:y2="2.652cm" draw:start-shape="id72" draw:start-glue-point="4" draw:end-shape="id65" draw:end-glue-point="10" svg:d="M14105 5105c0-1636-362-2453-1088-2453" svg:viewBox="0 0 1089 2454">
          <text:p/>
        </draw:connector>
        <draw:connector draw:style-name="gr4" draw:text-style-name="P5" draw:layer="layout" draw:type="curve" svg:x1="11.004cm" svg:y1="5.304cm" svg:x2="12.018cm" svg:y2="6.253cm" draw:start-shape="id73" draw:start-glue-point="8" draw:end-shape="id68" draw:end-glue-point="6" svg:d="M11004 5304c0 633 338 949 1014 949" svg:viewBox="0 0 1015 950">
          <text:p/>
        </draw:connector>
        <draw:connector draw:style-name="gr4" draw:text-style-name="P5" draw:layer="layout" draw:type="curve" svg:x1="11.005cm" svg:y1="9.205cm" svg:x2="12.019cm" svg:y2="10.554cm" draw:start-shape="id74" draw:start-glue-point="8" draw:end-shape="id71" draw:end-glue-point="6" svg:d="M11005 9205c0 900 338 1349 1014 1349" svg:viewBox="0 0 1015 1350">
          <text:p/>
        </draw:connector>
      </draw:page>
      <draw:page draw:name="page7" draw:style-name="dp1" draw:master-page-name="Výchozí">
        <draw:custom-shape draw:style-name="gr1" draw:text-style-name="P2" xml:id="id75" draw:id="id75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7" draw:id="id77" draw:layer="layout" svg:width="1.9cm" svg:height="1.4cm" svg:x="1.601cm" svg:y="6.101cm">
          <text:p text:style-name="P1"><text:span text:style-name="T1">CCG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6" draw:id="id76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8" draw:id="id78" draw:layer="layout" svg:width="1.9cm" svg:height="1.4cm" svg:x="1.602cm" svg:y="8.302cm">
          <text:p text:style-name="P1"><text:span text:style-name="T1">CGT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9" draw:id="id79" draw:layer="layout" svg:width="1.9cm" svg:height="1.4cm" svg:x="1.603cm" svg:y="10.503cm">
          <text:p text:style-name="P1"><text:span text:style-name="T1">GTG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0" draw:id="id80" draw:layer="layout" svg:width="1.9cm" svg:height="1.4cm" svg:x="1.603cm" svg:y="12.703cm">
          <text:p text:style-name="P1"><text:span text:style-name="T1">TG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1" draw:id="id81" draw:layer="layout" svg:width="1.9cm" svg:height="1.4cm" svg:x="4.901cm" svg:y="1.701cm">
          <text:p text:style-name="P1"><text:span text:style-name="T1">G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2" draw:id="id82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4" draw:id="id84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75" draw:start-glue-point="8" draw:end-shape="id76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76" draw:start-glue-point="8" draw:end-shape="id77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77" draw:start-glue-point="8" draw:end-shape="id78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78" draw:start-glue-point="8" draw:end-shape="id79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79" draw:start-glue-point="8" draw:end-shape="id80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80" draw:start-glue-point="10" draw:end-shape="id81" draw:end-glue-point="6" svg:d="M3503 13403c1050 0 351-11002 1398-11002" svg:viewBox="0 0 1399 11003">
          <text:p/>
        </draw:connector>
        <draw:connector draw:style-name="gr4" draw:text-style-name="P5" draw:layer="layout" draw:type="curve" svg:x1="5.851cm" svg:y1="3.101cm" svg:x2="5.852cm" svg:y2="6.002cm" draw:start-shape="id81" draw:start-glue-point="8" draw:end-shape="id82" draw:end-glue-point="4" svg:d="M5851 3101c0 2176 1 726 1 2901" svg:viewBox="0 0 2 2902">
          <text:p/>
        </draw:connector>
        <draw:custom-shape draw:style-name="gr5" draw:text-style-name="P6" xml:id="id83" draw:id="id83" draw:layer="layout" svg:width="1.9cm" svg:height="1.4cm" svg:x="7.403cm" svg:y="7.303cm">
          <text:p text:style-name="P1"><text:span text:style-name="T2">CC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23cm" svg:y1="5.096cm" svg:x2="7.403cm" svg:y2="8.003cm" draw:start-shape="id76" draw:start-glue-point="9" draw:end-shape="id83" draw:end-glue-point="6" svg:d="M3223 5096c0 1938 1393 2907 4180 2907" svg:viewBox="0 0 4181 2908">
          <text:p/>
        </draw:connector>
        <draw:connector draw:style-name="gr7" draw:text-style-name="P5" draw:layer="layout" draw:type="curve" svg:x1="8.353cm" svg:y1="8.703cm" svg:x2="3.502cm" svg:y2="9.002cm" draw:start-shape="id83" draw:start-glue-point="8" draw:end-shape="id78" draw:end-glue-point="10" svg:d="M8353 8703c0 753-1450 627-1932 514s7-215-2919-215" svg:viewBox="0 0 4852 601">
          <text:p/>
        </draw:connector>
        <draw:connector draw:style-name="gr4" draw:text-style-name="P5" draw:layer="layout" draw:type="curve" svg:x1="5.852cm" svg:y1="7.402cm" svg:x2="5.854cm" svg:y2="10.504cm" draw:start-shape="id82" draw:start-glue-point="8" draw:end-shape="id84" draw:end-glue-point="4" svg:d="M5852 7402c0 2328 2 777 2 3102" svg:viewBox="0 0 3 31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3:27:51.956000000</meta:creation-date>
    <meta:generator>LibreOffice/5.1.5.2$Windows_x86 LibreOffice_project/7a864d8825610a8c07cfc3bc01dd4fce6a9447e5</meta:generator>
    <dc:date>2017-09-01T13:38:38.890000000</dc:date>
    <meta:editing-duration>PT2H1M11S</meta:editing-duration>
    <meta:editing-cycles>36</meta:editing-cycles>
    <meta:document-statistic meta:object-count="178"/>
  </office:meta>
</office:document-meta>
</file>